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dejavu sans mono" fo:font-size="8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name: Life After Death: A Novel</text:p>
      <text:p text:style-name="P1"/>
      <text:p text:style-name="P1">bookname: The Code Breaker: Jennifer Doudna, Gene Editing, and the Future of the Human Race</text:p>
      <text:p text:style-name="P1"/>
      <text:p text:style-name="P1">bookname: Beyond Order: 12 More Rules for Life</text:p>
      <text:p text:style-name="P1"/>
      <text:p text:style-name="P1">bookname: Later</text:p>
      <text:p text:style-name="P1"/>
      <text:p text:style-name="P1">bookname: The Dangerous Gift (Wings of Fire, Book 14) (14)</text:p>
      <text:p text:style-name="P1"/>
      <text:p text:style-name="P1">bookname: Klara and the Sun: A novel</text:p>
      <text:p text:style-name="P1"/>
      <text:p text:style-name="P1">bookname: How to Avoid a Climate Disaster: The Solutions We Have and the Breakthroughs We Need</text:p>
      <text:p text:style-name="P1"/>
      <text:p text:style-name="P1">bookname: Winning the War in Your Mind: Change Your Thinking, Change Your Life</text:p>
      <text:p text:style-name="P1"/>
      <text:p text:style-name="P1">bookname: The Sum of Us: What Racism Costs Everyone and How We Can Prosper Together</text:p>
      <text:p text:style-name="P1"/>
      <text:p text:style-name="P1">bookname: Believe IT: How to Go from Underestimated to Unstoppable</text:p>
      <text:p text:style-name="P1"/>
      <text:p text:style-name="P1">bookname: The Pegan Diet: 21 Practical Principles for Reclaiming Your Health in a Nutritionally Confusing World</text:p>
      <text:p text:style-name="P1"/>
      <text:p text:style-name="P1">bookname: A Court of Silver Flames (A Court of Thorns and Roses Book 5)</text:p>
      <text:p text:style-name="P1"/>
      <text:p text:style-name="P1">bookname: Candlekeep Mysteries (D&amp;D Adventure Book - Dungeons &amp; Dragons) (Dungeons and Dragons)</text:p>
      <text:p text:style-name="P1"/>
      <text:p text:style-name="P1">bookname: Hunt, Gather, Parent: What Ancient Cultures Can Teach Us About the Lost Art of Raising Happy, Helpful Little Humans</text:p>
      <text:p text:style-name="P1"/>
      <text:p text:style-name="P1">bookname: Rowley Jefferson’s Awesome Friendly Spooky Stories (Awesome Friendly Kid)</text:p>
      <text:p text:style-name="P1"/>
      <text:p text:style-name="P1">bookname: Dark Sky (A Joe Pickett Novel Book 21)</text:p>
      <text:p text:style-name="P1"/>
      <text:p text:style-name="P1">author: /Sister-Souljah/e/B000APV5KO?ref=sr_ntt_srch_lnk_1&amp;qid=1616056671&amp;sr=1-1</text:p>
      <text:p text:style-name="P1"/>
      <text:p text:style-name="P1">author: /Walter-Isaacson/e/B000APFLB8?ref=sr_ntt_srch_lnk_2&amp;qid=1616056671&amp;sr=1-2</text:p>
      <text:p text:style-name="P1"/>
      <text:p text:style-name="P1">author: /Tui-T-Sutherland/e/B001HCV388?ref=sr_ntt_srch_lnk_5&amp;qid=1616056671&amp;sr=1-5</text:p>
      <text:p text:style-name="P1"/>
      <text:p text:style-name="P1">author: /Kazuo-Ishiguro/e/B000APSEA8?ref=sr_ntt_srch_lnk_6&amp;qid=1616056671&amp;sr=1-6</text:p>
      <text:p text:style-name="P1"/>
      <text:p text:style-name="P1">author: /Bill-Gates/e/B000AQ2T7Q?ref=sr_ntt_srch_lnk_7&amp;qid=1616056671&amp;sr=1-7</text:p>
      <text:p text:style-name="P1"/>
      <text:p text:style-name="P1">author: /Craig-Groeschel/e/B001JP2TS6?ref=sr_ntt_srch_lnk_8&amp;qid=1616056671&amp;sr=1-8</text:p>
      <text:p text:style-name="P1"/>
      <text:p text:style-name="P1">author: /Heather-McGhee/e/B0875KS88L?ref=sr_ntt_srch_lnk_9&amp;qid=1616056671&amp;sr=1-9</text:p>
      <text:p text:style-name="P1"/>
      <text:p text:style-name="P1">author: /Jamie-Kern-Lima/e/B08JMCRHBY?ref=sr_ntt_srch_lnk_10&amp;qid=1616056671&amp;sr=1-10</text:p>
      <text:p text:style-name="P1"/>
      <text:p text:style-name="P1">author: /Sarah-J-Maas/e/B0070291GK?ref=sr_ntt_srch_lnk_12&amp;qid=1616056671&amp;sr=1-12</text:p>
      <text:p text:style-name="P1"/>
      <text:p text:style-name="P1">author: /Wizards-RPG-Team/e/B009KAKQIC?ref=sr_ntt_srch_lnk_13&amp;qid=1616056671&amp;sr=1-13</text:p>
      <text:p text:style-name="P1"/>
      <text:p text:style-name="P1">author: /Michaeleen-Doucleff/e/B08YDDHV7J?ref=sr_ntt_srch_lnk_14&amp;qid=1616056671&amp;sr=1-14</text:p>
      <text:p text:style-name="P1"/>
      <text:p text:style-name="P1">author: /Jeff-Kinney/e/B001J93AUI?ref=sr_ntt_srch_lnk_15&amp;qid=1616056671&amp;sr=1-15</text:p>
      <text:p text:style-name="P1"/>
      <text:p text:style-name="P1">author: /C-J-Box/e/B001IGSO0I?ref=sr_ntt_srch_lnk_16&amp;qid=1616056671&amp;sr=1-16</text:p>
      <text:p text:style-name="P1"/>
      <text:p text:style-name="P1">author: /gp/help/customer/display.html?nodeId=468556</text:p>
      <text:p text:style-name="P1"/>
      <text:p text:style-name="P1">author: /gp/help/customer/contact-us</text:p>
      <text:p text:style-name="P1"/>
      <text:p text:style-name="P1">productlink: /Life-After-Death-Sister-Souljah/dp/1982139137/ref=sr_1_1?dchild=1&amp;qid=1616056671&amp;refinements=p_n_publication_date%3A1250226011&amp;rnid=1250225011&amp;s=books&amp;sr=1-1</text:p>
      <text:p text:style-name="P1"/>
      <text:p text:style-name="P1">productlink: /Code-Breaker-Jennifer-Doudna-Editing/dp/1982115858/ref=sr_1_2?dchild=1&amp;qid=1616056671&amp;refinements=p_n_publication_date%3A1250226011&amp;rnid=1250225011&amp;s=books&amp;sr=1-2</text:p>
      <text:p text:style-name="P1"/>
      <text:p text:style-name="P1">productlink: /Beyond-Order-More-Rules-Life/dp/B08P3R4CKJ/ref=sr_1_3?dchild=1&amp;qid=1616056671&amp;refinements=p_n_publication_date%3A1250226011&amp;rnid=1250225011&amp;s=books&amp;sr=1-3</text:p>
      <text:p text:style-name="P1"><text:soft-page-break/></text:p>
      <text:p text:style-name="P1">productlink: /Later/dp/B08GYLCFVS/ref=sr_1_4?dchild=1&amp;qid=1616056671&amp;refinements=p_n_publication_date%3A1250226011&amp;rnid=1250225011&amp;s=books&amp;sr=1-4</text:p>
      <text:p text:style-name="P1"/>
      <text:p text:style-name="P1">productlink: /Dangerous-Gift-Wings-Fire-Book/dp/1338214543/ref=sr_1_5?dchild=1&amp;qid=1616056671&amp;refinements=p_n_publication_date%3A1250226011&amp;rnid=1250225011&amp;s=books&amp;sr=1-5</text:p>
      <text:p text:style-name="P1"/>
      <text:p text:style-name="P1">productlink: /Klara-Sun-novel-Kazuo-Ishiguro/dp/059331817X/ref=sr_1_6?dchild=1&amp;qid=1616056671&amp;refinements=p_n_publication_date%3A1250226011&amp;rnid=1250225011&amp;s=books&amp;sr=1-6</text:p>
      <text:p text:style-name="P1"/>
      <text:p text:style-name="P1">productlink: /How-Avoid-Climate-Disaster-Breakthroughs/dp/0385546130/ref=sr_1_7?dchild=1&amp;qid=1616056671&amp;refinements=p_n_publication_date%3A1250226011&amp;rnid=1250225011&amp;s=books&amp;sr=1-7</text:p>
      <text:p text:style-name="P1"/>
      <text:p text:style-name="P1">productlink: /Winning-War-Your-Mind-Thinking/dp/0310362725/ref=sr_1_8?dchild=1&amp;qid=1616056671&amp;refinements=p_n_publication_date%3A1250226011&amp;rnid=1250225011&amp;s=books&amp;sr=1-8</text:p>
      <text:p text:style-name="P1"/>
      <text:p text:style-name="P1">productlink: /Sum-Us-Everyone-Prosper-Together/dp/0525509569/ref=sr_1_9?dchild=1&amp;qid=1616056671&amp;refinements=p_n_publication_date%3A1250226011&amp;rnid=1250225011&amp;s=books&amp;sr=1-9</text:p>
      <text:p text:style-name="P1"/>
      <text:p text:style-name="P1">productlink: /Believe-How-Go-Underestimated-Unstoppable/dp/1982157801/ref=sr_1_10?dchild=1&amp;qid=1616056671&amp;refinements=p_n_publication_date%3A1250226011&amp;rnid=1250225011&amp;s=books&amp;sr=1-10</text:p>
      <text:p text:style-name="P1"/>
      <text:p text:style-name="P1">productlink: /Pegan-Diet-Principles-Reclaiming-Nutritionally/dp/031653708X/ref=sr_1_11?dchild=1&amp;qid=1616056671&amp;refinements=p_n_publication_date%3A1250226011&amp;rnid=1250225011&amp;s=books&amp;sr=1-11</text:p>
      <text:p text:style-name="P1"/>
      <text:p text:style-name="P1">productlink: /Court-Silver-Flames-Thorns-Roses-ebook/dp/B08CHNCDN5/ref=sr_1_12?dchild=1&amp;qid=1616056671&amp;refinements=p_n_publication_date%3A1250226011&amp;rnid=1250225011&amp;s=books&amp;sr=1-12</text:p>
      <text:p text:style-name="P1"/>
      <text:p text:style-name="P1">productlink: /Candlekeep-Mysteries-Adventure-Book-Dungeons/dp/0786967226/ref=sr_1_13?dchild=1&amp;qid=1616056671&amp;refinements=p_n_publication_date%3A1250226011&amp;rnid=1250225011&amp;s=books&amp;sr=1-13</text:p>
      <text:p text:style-name="P1"/>
      <text:p text:style-name="P1">productlink: /Hunt-Gather-Parent-Ancient-Cultures/dp/1982149671/ref=sr_1_14?dchild=1&amp;qid=1616056671&amp;refinements=p_n_publication_date%3A1250226011&amp;rnid=1250225011&amp;s=books&amp;sr=1-14</text:p>
      <text:p text:style-name="P1"/>
      <text:p text:style-name="P1">productlink: /Rowley-Jeffersons-Awesome-Friendly-Stories/dp/1419756974/ref=sr_1_15?dchild=1&amp;qid=1616056671&amp;refinements=p_n_publication_date%3A1250226011&amp;rnid=1250225011&amp;s=books&amp;sr=1-15</text:p>
      <text:p text:style-name="P1"/>
      <text:p text:style-name="P1">productlink: /Dark-Sky-Pickett-Novel-Book-ebook/dp/B08BKTNP9X/ref=sr_1_16?dchild=1&amp;qid=1616056671&amp;refinements=p_n_publication_date%3A1250226011&amp;rnid=1250225011&amp;s=books&amp;sr=1-16</text:p>
      <text:p text:style-name="P1"/>
      <text:p text:style-name="P1">imagelink: //fls-na.amazon.com/1/batch/1/OP/ATVPDKIKX0DER:137-9990924-1074739:7X73RZJ6PXYHT6PTKCTG$uedata=s:%2Frd%2Fuedata%3Fstaticb%26id%3D7X73RZJ6PXYHT6PTKCTG:0</text:p>
      <text:p text:style-name="P1"/>
      <text:p text:style-name="P1">imagelink: https://images-na.ssl-images-amazon.com/images/G/01/gno/sprites/nav-sprite-global-1x-hm-dsk-reorg._CB405937547_.png</text:p>
      <text:p text:style-name="P1"/>
      <text:p text:style-name="P1">imagelink: https://m.media-amazon.com/images/I/61ZGyj8WfmL._AC_UY218_.jpg</text:p>
      <text:p text:style-name="P1"/>
      <text:p text:style-name="P1">imagelink: https://m.media-amazon.com/images/I/712vMN8-8YL._AC_UY218_.jpg</text:p>
      <text:p text:style-name="P1"/>
      <text:p text:style-name="P1">imagelink: https://m.media-amazon.com/images/I/71AbyvwIoCL._AC_UY218_.jpg</text:p>
      <text:p text:style-name="P1"/>
      <text:p text:style-name="P1">imagelink: https://m.media-amazon.com/images/I/91vhlEm7w6L._AC_UY218_.jpg</text:p>
      <text:p text:style-name="P1"/>
      <text:p text:style-name="P1">imagelink: https://m.media-amazon.com/images/I/71QeARr3R1L._AC_UY218_.jpg</text:p>
      <text:p text:style-name="P1"/>
      <text:p text:style-name="P1">imagelink: https://m.media-amazon.com/images/I/71FdiIFOP2L._AC_UY218_.jpg</text:p>
      <text:p text:style-name="P1"/>
      <text:p text:style-name="P1">imagelink: https://m.media-amazon.com/images/I/81LBHG2-utL._AC_UY218_.jpg</text:p>
      <text:p text:style-name="P1"/>
      <text:p text:style-name="P1">imagelink: https://m.media-amazon.com/images/I/71TF1AufeTL._AC_UY218_.jpg</text:p>
      <text:p text:style-name="P1"/>
      <text:p text:style-name="P1"><text:soft-page-break/>imagelink: https://m.media-amazon.com/images/I/81aGaoDwyXL._AC_UY218_.jpg</text:p>
      <text:p text:style-name="P1"/>
      <text:p text:style-name="P1">imagelink: https://m.media-amazon.com/images/I/718+EqhkgjL._AC_UY218_.jpg</text:p>
      <text:p text:style-name="P1"/>
      <text:p text:style-name="P1">imagelink: https://m.media-amazon.com/images/I/91surQ0DOmL._AC_UY218_.jpg</text:p>
      <text:p text:style-name="P1"/>
      <text:p text:style-name="P1">imagelink: https://m.media-amazon.com/images/I/91ucFjH-swL._AC_UY218_.jpg</text:p>
      <text:p text:style-name="P1"/>
      <text:p text:style-name="P1">imagelink: https://m.media-amazon.com/images/I/81Hkjr8InTL._AC_UY218_.jpg</text:p>
      <text:p text:style-name="P1"/>
      <text:p text:style-name="P1">imagelink: https://m.media-amazon.com/images/I/71m8zF01dOL._AC_UY218_.jpg</text:p>
      <text:p text:style-name="P1"/>
      <text:p text:style-name="P1">imagelink: https://m.media-amazon.com/images/I/71YR36PTt5L._AC_UY218_.jpg</text:p>
      <text:p text:style-name="P1"/>
      <text:p text:style-name="P1">imagelink: https://m.media-amazon.com/images/I/81mk-hy7nxL._AC_UY218_.jpg</text:p>
      <text:p text:style-name="P1"/>
      <text:p text:style-name="P1">imagelink: https://images-na.ssl-images-amazon.com/images/G/01/personalization/ybh/loading-4x-gray._CB485916920_.gif</text:p>
      <text:p text:style-name="P1"/>
      <text:p text:style-name="P1">imagelink: https://assoc-na.associates-amazon.com/abid/um?s=137-9990924-1074739&amp;m=ATVPDKIKX0DER</text:p>
      <text:p text:style-name="P1"/>
      <text:p text:style-name="P1">imagelink: //fls-na.amazon.com/1/batch/1/OP/ATVPDKIKX0DER:137-9990924-1074739:7X73RZJ6PXYHT6PTKCTG$uedata=s:%2Frd%2Fuedata%3Fnoscript%26id%3D7X73RZJ6PXYHT6PTKCTG:0</text:p>
      <text:p text:style-name="P1"/>
      <text:p text:style-name="P1">price: 16undefined.undefined</text:p>
      <text:p text:style-name="P1"/>
      <text:p text:style-name="P1">price: 0undefined.undefined</text:p>
      <text:p text:style-name="P1"/>
      <text:p text:style-name="P1">price: 12undefined.undefined</text:p>
      <text:p text:style-name="P1"/>
      <text:p text:style-name="P1">price: 21undefined.undefined</text:p>
      <text:p text:style-name="P1"/>
      <text:p text:style-name="P1">price: 0undefined.undefined</text:p>
      <text:p text:style-name="P1"/>
      <text:p text:style-name="P1">price: 16undefined.undefined</text:p>
      <text:p text:style-name="P1"/>
      <text:p text:style-name="P1">price: 0undefined.undefined</text:p>
      <text:p text:style-name="P1"/>
      <text:p text:style-name="P1">price: 17undefined.undefined</text:p>
      <text:p text:style-name="P1"/>
      <text:p text:style-name="P1">price: 15undefined.undefined</text:p>
      <text:p text:style-name="P1"/>
      <text:p text:style-name="P1">price: 0undefined.undefined</text:p>
      <text:p text:style-name="P1"/>
      <text:p text:style-name="P1">price: 9undefined.undefined</text:p>
      <text:p text:style-name="P1"/>
      <text:p text:style-name="P1">price: 9undefined.undefined</text:p>
      <text:p text:style-name="P1"/>
      <text:p text:style-name="P1">price: 10undefined.undefined</text:p>
      <text:p text:style-name="P1"/>
      <text:p text:style-name="P1">price: 10undefined.undefined</text:p>
      <text:p text:style-name="P1"/>
      <text:p text:style-name="P1">price: 0undefined.undefined</text:p>
      <text:p text:style-name="P1"/>
      <text:p text:style-name="P1">price: 14undefined.undefined</text:p>
      <text:p text:style-name="P1"/>
      <text:p text:style-name="P1">price: 0undefined.undefined</text:p>
      <text:p text:style-name="P1"/>
      <text:p text:style-name="P1">price: 16undefined.undefined</text:p>
      <text:p text:style-name="P1"/>
      <text:p text:style-name="P1">price: 0undefined.undefined</text:p>
      <text:p text:style-name="P1"/>
      <text:p text:style-name="P1">price: 13undefined.undefined</text:p>
      <text:p text:style-name="P1"/>
      <text:p text:style-name="P1">price: 16undefined.undefined</text:p>
      <text:p text:style-name="P1"/>
      <text:p text:style-name="P1">price: 0undefined.undefined</text:p>
      <text:p text:style-name="P1"/>
      <text:p text:style-name="P1">price: 14undefined.undefined</text:p>
      <text:p text:style-name="P1"/>
      <text:p text:style-name="P1">price: 17undefined.undefined</text:p>
      <text:p text:style-name="P1"/>
      <text:p text:style-name="P1">price: 0undefined.undefined</text:p>
      <text:p text:style-name="P1"/>
      <text:p text:style-name="P1">price: 13undefined.undefined</text:p>
      <text:p text:style-name="P1"><text:soft-page-break/></text:p>
      <text:p text:style-name="P1">price: 16undefined.undefined</text:p>
      <text:p text:style-name="P1"/>
      <text:p text:style-name="P1">price: 0undefined.undefined</text:p>
      <text:p text:style-name="P1"/>
      <text:p text:style-name="P1">price: 12undefined.undefined</text:p>
      <text:p text:style-name="P1"/>
      <text:p text:style-name="P1">price: 16undefined.undefined</text:p>
      <text:p text:style-name="P1"/>
      <text:p text:style-name="P1">price: 0undefined.undefined</text:p>
      <text:p text:style-name="P1"/>
      <text:p text:style-name="P1">price: 14undefined.undefined</text:p>
      <text:p text:style-name="P1"/>
      <text:p text:style-name="P1">price: 13undefined.undefined</text:p>
      <text:p text:style-name="P1"/>
      <text:p text:style-name="P1">price: 16undefined.undefined</text:p>
      <text:p text:style-name="P1"/>
      <text:p text:style-name="P1">price: 0undefined.undefined</text:p>
      <text:p text:style-name="P1"/>
      <text:p text:style-name="P1">price: 29undefined.undefined</text:p>
      <text:p text:style-name="P1"/>
      <text:p text:style-name="P1">price: 17undefined.undefined</text:p>
      <text:p text:style-name="P1"/>
      <text:p text:style-name="P1">price: 0undefined.undefined</text:p>
      <text:p text:style-name="P1"/>
      <text:p text:style-name="P1">price: 12undefined.undefined</text:p>
      <text:p text:style-name="P1"/>
      <text:p text:style-name="P1">price: 9undefined.undefined</text:p>
      <text:p text:style-name="P1"/>
      <text:p text:style-name="P1">price: 8undefined.undefined</text:p>
      <text:p text:style-name="P1"/>
      <text:p text:style-name="P1">price: 0undefined.undefined</text:p>
      <text:p text:style-name="P1"/>
      <text:p text:style-name="P1">price: 14undefined.undefined</text:p>
      <text:p text:style-name="P1"/>
      <text:p text:style-name="P1">price: 17undefined.undefined</text:p>
      <text:p text:style-name="P1"/>
      <text:p text:style-name="P1">price: 0undefined.undefin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6:28:13.532045697</meta:creation-date>
    <dc:date>2021-03-18T16:29:17.053916882</dc:date>
    <meta:editing-duration>PT1M5S</meta:editing-duration>
    <meta:editing-cycles>1</meta:editing-cycles>
    <meta:document-statistic meta:table-count="0" meta:image-count="0" meta:object-count="0" meta:page-count="4" meta:paragraph-count="113" meta:word-count="378" meta:character-count="8137" meta:non-whitespace-character-count="7872"/>
    <meta:generator>LibreOffice/6.4.2.2$Linux_X86_64 LibreOffice_project/40$Build-2</meta:generator>
  </office:meta>
</office:document-meta>
</file>